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>
      <style:paragraph-properties fo:line-height="100%"/>
      <style:text-properties officeooo:paragraph-rsid="00138b72"/>
    </style:style>
    <style:style style:name="P3" style:family="paragraph" style:parent-style-name="Text_20_body">
      <style:paragraph-properties fo:line-height="100%"/>
      <style:text-properties fo:font-weight="bold"/>
    </style:style>
    <style:style style:name="P4" style:family="paragraph" style:parent-style-name="Heading_20_2">
      <style:paragraph-properties fo:line-height="100%" fo:text-align="start" style:justify-single-word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livro">
        <text:section text:style-name="Sect1" text:name="Seção1">
          <text:section text:style-name="Sect1" text:name="Seção2">
            <text:section text:style-name="Sect1" text:name="Seção3">
              <text:section text:style-name="Sect1" text:name="Seção4">
                <text:section text:style-name="Sect1" text:name="Seção5">
                  <text:section text:style-name="Sect1" text:name="Seção6">
                    <text:section text:style-name="Sect1" text:name="Seção7">
                      <text:section text:style-name="Sect1" text:name="Seção8">
                        <text:section text:style-name="Sect1" text:name="Seção9">
                          <text:section text:style-name="Sect1" text:name="Seção10">
                            <text:section text:style-name="Sect1" text:name="Seção11">
                              <text:section text:style-name="Sect1" text:name="Seção12">
                                <text:h text:style-name="P4" text:outline-level="2"><text:bookmark text:name="livro"/>2 Tessalonicenses</text:h>
                                <text:section text:style-name="Sect1" text:name="cap1">
                                  <text:p text:style-name="P1">1 Paulo, Silvano e Timóteo à igreja dos tessalonicenses, em Deus nosso Pai e no Senhor Jesus Cristo:</text:p>
                                  <text:p text:style-name="P1">2 Graças a vós, e paz da parte de Deus Pai e do Senhor Jesus Cristo.</text:p>
                                  <text:p text:style-name="P1">3 Sempre devemos, irmãos, dar graças a Deus por vós, como é justo, porque a vossa fé cresce muitíssimo e o amor de cada um de vós transborda de uns para com os outros.</text:p>
                                  <text:p text:style-name="P1">4 De maneira que nós mesmos nos gloriamos de vós nas igrejas de Deus por causa da vossa constância e fé em todas as perseguições e aflições que suportais;</text:p>
                                  <text:p text:style-name="P1">5 o que é prova clara do justo juízo de Deus, para que sejais havidos por dignos do reino de Deus, pelo qual também padeceis;</text:p>
                                  <text:p text:style-name="P1">6 se de fato é justo diante de Deus que ele dê em paga tribulação aos que vos atribulam,</text:p>
                                  <text:p text:style-name="P1">7 e a vós, que sois atribulados, alívio juntamente conosco, quando do céu se manifestar o Senhor Jesus com os anjos do seu poder em chama de fogo,</text:p>
                                  <text:p text:style-name="P1">8 e tomar vingança dos que não conhecem a Deus e dos que não conhecem a Deus e dos que não obedecem ao evangelho de nosso Senhor Jesus;</text:p>
                                  <text:p text:style-name="P1">9 os quais sofrerão, como castigo, a perdição eterna, banidos da face do senhor e da glória do seu poder,</text:p>
                                  <text:p text:style-name="P1">10 quando naquele dia ele vier para ser glorificado nos seus santos e para ser admirado em todos os que tiverem crido (porquanto o nosso testemunho foi crido entre vós).</text:p>
                                  <text:p text:style-name="P1">11 Pelo que também rogamos sempre por vós, para que o nosso Deus vos faça dignos da sua vocação, e cumpra com poder todo desejo de bondade e toda obra de fé.</text:p>
                                  <text:p text:style-name="P1">12 para que o nome de nosso Senhor Jesus seja glorificado em vós, e vós nele, segundo a graça de nosso Deus e do Senhor Jesus Cristo.</text:p>
                                </text:section>
                                <text:section text:style-name="Sect1" text:name="Seção13">
                                  <text:p text:style-name="P3"><text:bookmark text:name="cap1"/>II TESSALONICENSES-[Capitulo 2]</text:p>
                                  <text:p text:style-name="P1">1 Ora, quanto à vinda de nosso Senhor Jesus Cristo e à nossa reunião com ele, rogamos-vos, irmãos,</text:p>
                                  <text:p text:style-name="P1">2 que não vos movais facilmente do vosso modo de pensar, nem vos perturbeis, quer por espírito, quer por palavra, quer por epístola como enviada de nós, como se o dia do Senhor estivesse já perto.</text:p>
                                  <text:p text:style-name="P1">3 Ninguém de modo algum vos engane; porque isto não sucederá sem que venha primeiro a apostasia e seja revelado o homem do pecado, o filho da perdição,</text:p>
                                  <text:p text:style-name="P1">4 aquele que se opõe e se levanta contra tudo o que se chama Deus ou é objeto de adoração, de sorte que se assenta no santuário de Deus, apresentando-se como Deus.</text:p>
                                  <text:p text:style-name="P1">5 Não vos lembrais de que eu vos dizia estas coisas quando ainda estava convosco?</text:p>
                                  <text:p text:style-name="P1">6 E agora vós sabeis o que o detém para que a seu próprio tempo seja revelado.</text:p>
                                  <text:p text:style-name="P1">7 Pois o mistério da iniqüidade já opera; somente há um que agora o detém até que seja posto fora;</text:p>
                                  <text:p text:style-name="P1">8 e então será revelado esse iníquo, a quem o Senhor Jesus matará como o sopro de sua boca e destruirá com a manifestação da sua vinda;</text:p>
                                  <text:p text:style-name="P2">9 a esse iníquo cuja vinda é segundo a eficácia de Satanás com todo o poder e sinais e prodígios de mentira,</text:p>
                                  <text:p text:style-name="P2"><text:soft-page-break/>10 e com todo o engano da injustiça para os que perecem, porque não receberam o amor da verdade para serem salvos.</text:p>
                                  <text:p text:style-name="P2">11 E por isso Deus lhes envia a operação do erro, para que creiam na mentira;</text:p>
                                  <text:p text:style-name="P2">12 para que sejam julgados todos os que não creram na verdade, antes tiveram prazer na injustiça.</text:p>
                                  <text:p text:style-name="P1">13 Mas nós devemos sempre dar graças a Deus por vós, irmãos, amados do Senhor, porque Deus vos escolheu desde o princípio para a santificação do espírito e a fé na verdade,</text:p>
                                  <text:p text:style-name="P1">14 e para isso vos chamou pelo nosso evangelho, para alcançardes a glória de nosso Senhor Jesus Cristo.</text:p>
                                  <text:p text:style-name="P1">15 Assim, pois, irmãos, estai firmes e conservai as tradições que vos foram ensinadas, seja por palavra, seja por epístola nossa.</text:p>
                                  <text:p text:style-name="P1">16 E o próprio Senhor nosso, Jesus Cristo, e Deus nosso Pai que nos amou e pela graça nos deu uma eterna consolação e boa esperança,</text:p>
                                  <text:p text:style-name="P1">17 console os vossos corações e os confirme em toda boa obra e palavra.</text:p>
                                </text:section>
                                <text:section text:style-name="Sect1" text:name="cap2">
                                  <text:p text:style-name="P3">II TESSALONICENSES-[Capitulo 3]</text:p>
                                  <text:p text:style-name="P1">1 Finalmente, irmãos, orai por nós, para que a palavra do Senhor se propague e seja glorificada. como também o é entre vós,</text:p>
                                  <text:p text:style-name="P1">2 e para que sejamos livres de homens perversos e maus; porque a fé não é de todos.</text:p>
                                  <text:p text:style-name="P1">3 Mas fiel é o Senhor, o qual vos confirmará e guardará do maligno.</text:p>
                                  <text:p text:style-name="P1">4 E, quanto a vós, confiamos no Senhor que não só fazeis, mas fareis o que vos mandamos.</text:p>
                                  <text:p text:style-name="P1">5 Ora, o Senhor encaminhe os vossos corações no amor de Deus e na constância de Cristo.</text:p>
                                  <text:p text:style-name="P1">6 mandamo-vos, irmãos, em nome do Senhor Jesus Cristo, que vos aparteis de todo irmão que anda desordenadamente, e não segundo a tradição que de nós recebestes.</text:p>
                                  <text:p text:style-name="P1">7 Porque vós mesmos sabeis como deveis imitar-nos, pois que não nos portamos desordenadamente entre vós,</text:p>
                                  <text:p text:style-name="P1">8 nem comemos de graça o pão de ninguém, antes com labor e fadiga trabalhávamos noite e dia para não sermos pesados a nenhum de vós.</text:p>
                                  <text:p text:style-name="P1">9 Não porque não tivéssemos direito, mas para vos dar nós mesmos exemplo, para nos imitardes.</text:p>
                                  <text:p text:style-name="P1">10 Porque, quando ainda estávamos convosco, isto vos mandamos: se alguém não quer trabalhar, também não coma.</text:p>
                                  <text:p text:style-name="P1">11 Porquanto ouvimos que alguns entre vós andam desordenadamente, não trabalhando, antes intrometendo-se na vida alheia;</text:p>
                                  <text:p text:style-name="P1">12 a esses tais, porém, ordenamos e exortamos por nosso Senhor Jesus Cristo que, trabalhando sossegadamente, comam o seu próprio pão.</text:p>
                                  <text:p text:style-name="P1">13 Vós, porém, irmãos, não vos canseis de fazer o bem.</text:p>
                                  <text:p text:style-name="P1">14 Mas, se alguém não obedecer à nossa palavra por esta carta, notai-o e não tenhais relações com ele, para que se envergonhe;</text:p>
                                  <text:p text:style-name="P1">15 todavia não o considereis como inimigo, mas admoestai-o como irmão.</text:p>
                                  <text:p text:style-name="P2">16 Ora, o próprio Senhor da paz vos dê paz sempre e de toda maneira. O Senhor seja com todos vós. <text:s/></text:p>
                                  <text:p text:style-name="P2">17 Esta saudação é de próprio punho, de Paulo, o que é o sinal em cada epístola; assim escrevo.</text:p>
                                  <text:p text:style-name="P1"><text:soft-page-break/>18 A graça de nosso Senhor Jesus Cristo seja com todos vós.</text:p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29T16:58:01.635096135</meta:creation-date>
    <dc:date>2023-10-29T17:54:54.514005816</dc:date>
    <meta:editing-duration>PT20M55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3" meta:paragraph-count="50" meta:word-count="1021" meta:character-count="5431" meta:non-whitespace-character-count="4458"/>
  </office:meta>
</office:document-meta>
</file>